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5.75cm" fo:min-width="5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  <style:text-properties fo:color="#ffffff" loext:opacity="100%" style:text-position="0% 100%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text-position="0% 100%" fo:font-size="15pt" style:font-size-asian="15pt" style:font-size-complex="15pt"/>
    </style:style>
    <style:style style:name="P4" style:family="paragraph">
      <loext:graphic-properties draw:fill-color="#ffffff"/>
    </style:style>
    <style:style style:name="T1" style:family="text">
      <style:text-properties style:text-position="0% 100%" fo:font-size="8pt" style:font-size-asian="8pt" style:font-size-complex="8pt"/>
    </style:style>
    <style:style style:name="T2" style:family="text">
      <style:text-properties style:text-position="0% 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1" draw:layer="layout" svg:width="6cm" svg:height="6cm" svg:x="7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6cm" svg:height="0.662cm" svg:x="7cm" svg:y="8.314cm">
          <draw:text-box>
            <text:p text:style-name="P2"><text:span text:style-name="T1">首次启动会耗时较长</text:span></text:p>
          </draw:text-box>
        </draw:frame>
        <draw:frame draw:style-name="gr3" draw:text-style-name="P3" draw:layer="layout" svg:width="6cm" svg:height="0.911cm" svg:x="7cm" svg:y="7.403cm">
          <draw:text-box>
            <text:p text:style-name="P2"><text:span text:style-name="T2">正在启动</text:span><text:span text:style-name="T2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9T09:02:53.959847616</meta:creation-date>
    <dc:date>2023-07-29T09:22:45.618618560</dc:date>
    <meta:editing-duration>PT5M29S</meta:editing-duration>
    <meta:editing-cycles>1</meta:editing-cycles>
    <meta:document-statistic meta:object-count="32"/>
    <meta:generator>LibreOffice/7.3.7.2$Linux_X86_64 LibreOffice_project/30$Build-2</meta:generator>
  </office:meta>
</office:document-meta>
</file>